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F00000133D7A3E5521FCE7629.png" manifest:media-type="image/png"/>
  <manifest:file-entry manifest:full-path="Pictures/100000000000026C0000025CFE0146763B70A6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7.966cm" draw:z-index="0"><draw:image xlink:href="Pictures/100000000000028F00000133D7A3E5521FCE7629.png" xlink:type="simple" xlink:show="embed" xlink:actuate="onLoad"/></draw:frame></text:p>
      <text:p text:style-name="Standard"/>
      <text:p text:style-name="Standard"/>
      <text:p text:style-name="Standard"><draw:frame draw:style-name="fr2" draw:name="Image2" text:anchor-type="paragraph" svg:x="0.499cm" svg:y="2cm" svg:width="16.402cm" svg:height="15.977cm" draw:z-index="1"><draw:image xlink:href="Pictures/100000000000026C0000025CFE0146763B70A6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401cm" fo:page-height="28.6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21:33:37.741000000</meta:creation-date>
    <dc:date>2017-10-27T21:36:56.769000000</dc:date>
    <meta:editing-duration>PT3M2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3.6.1$Windows_X86_64 LibreOffice_project/686f202eff87ef707079aeb7f485847613344eb7</meta:generator>
  </office:meta>
</office:document-meta>
</file>